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9.54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40.64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38.31mm"/>
    </style:style>
    <style:style style:name="co7" style:family="table-column">
      <style:table-column-properties fo:break-before="auto" style:column-width="22.65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3.7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6600"/>
    </style:style>
    <style:style style:name="ce8" style:family="table-cell" style:parent-style-name="Default" style:data-style-name="N0">
      <style:table-cell-properties fo:background-color="#5eb91e"/>
    </style:style>
    <style:style style:name="ce9" style:family="table-cell" style:parent-style-name="Default" style:data-style-name="N0">
      <style:table-cell-properties fo:background-color="#0000ee"/>
      <style:text-properties fo:color="#ffffff"/>
    </style:style>
    <style:style style:name="ce1" style:family="table-cell" style:parent-style-name="Default" style:data-style-name="N0"/>
    <style:style style:name="ce10" style:family="table-cell" style:parent-style-name="Default" style:data-style-name="N108"/>
    <style:style style:name="ce1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vertical-align="middl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Bauteil</text:p>
          </table:table-cell>
          <table:table-cell table:style-name="ce2" office:value-type="string" calcext:value-type="string">
            <text:p>Kosten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Webshop</text:p>
          </table:table-cell>
          <table:table-cell table:style-name="ce2" office:value-type="string" calcext:value-type="string">
            <text:p>Artikelnumme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Link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Buchsenleiste</text:p>
          </table:table-cell>
          <table:table-cell table:style-name="ce10" office:value-type="currency" office:currency="EUR" office:value="0.72" calcext:value-type="currency">
            <text:p>0,72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BL 1X20G 2,54</text:p>
          </table:table-cell>
          <table:table-cell office:value-type="string" calcext:value-type="string">
            <text:p>tu es</text:p>
          </table:table-cell>
          <table:table-cell office:value-type="string" calcext:value-type="string">
            <text:p><text:a xlink:href="https://www.reichelt.de/20pol-buchsenleiste-gerade-rm-2-54-bl-1x20g-2-54-p6072.html" xlink:type="simple">https://www.reichelt.de/20pol-buchsenleiste-gerade-rm-2-54-bl-1x20g-2-54-p6072.html</text:a>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lexiglasröhre</text:p>
          </table:table-cell>
          <table:table-cell table:style-name="ce10" office:value-type="currency" office:currency="EUR" office:value="27" calcext:value-type="currency">
            <text:p>27,00 €</text:p>
          </table:table-cell>
          <table:table-cell table:style-name="ce11" office:value-type="string" calcext:value-type="string">
            <text:p>1m</text:p>
          </table:table-cell>
          <table:table-cell office:value-type="string" calcext:value-type="string">
            <text:p>Plattenzuschnitt24</text:p>
          </table:table-cell>
          <table:table-cell table:style-name="ce13" office:value-type="string" calcext:value-type="string">
            <text:p>C60000-RO3-080 </text:p>
          </table:table-cell>
          <table:table-cell office:value-type="string" calcext:value-type="string">
            <text:p>tu es</text:p>
          </table:table-cell>
          <table:table-cell office:value-type="string" calcext:value-type="string">
            <text:p><text:span text:style-name="T1"><text:a xlink:href="https://www.plattenzuschnitt24.de/Plexiglas-XT-Rohr-3mm-farblos-80-74.html" xlink:type="simple">https://www.plattenzuschnitt24.de/Plexiglas-XT-Rohr-3mm-farblos-80-74.html</text:a></text:span>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Kardangelenk</text:p>
          </table:table-cell>
          <table:table-cell table:style-name="ce10" office:value-type="currency" office:currency="EUR" office:value="4.5" calcext:value-type="currency">
            <text:p>4,5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elkner</text:p>
          </table:table-cell>
          <table:table-cell table:style-name="ce13" office:value-type="string" calcext:value-type="string">
            <text:p>S132821</text:p>
          </table:table-cell>
          <table:table-cell office:value-type="string" calcext:value-type="string">
            <text:p>tu es</text:p>
          </table:table-cell>
          <table:table-cell office:value-type="string" calcext:value-type="string">
            <text:p><text:a xlink:href="https://www.voelkner.de/products/978431/Thicon-Models-20036-Kardangelenk-Stahl-3-17-4mm-23mm-lang-1St..html?ref=43&amp;gclid=EAIaIQobChMImMzt0N733wIVCMqyCh2wuwjkEAQYCSABEgKgf_D_BwE" xlink:type="simple">https://www.voelkner.de/products/978431/Thicon-Models-20036-Kardangelenk-Stahl-3-17-4mm-23mm-lang-1St..html?ref=43&amp;gclid=EAIaIQobChMImMzt0N733wIVCMqyCh2wuwjkEAQYCSABEgKgf_D_BwE</text:a></text:p>
          </table:table-cell>
          <table:table-cell table:number-columns-repeated="1017"/>
        </table:table-row>
        <table:table-row table:style-name="ro4" table:number-rows-repeated="20">
          <table:table-cell/>
          <table:table-cell table:style-name="ce10"/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.00.0000</text:date>, <text:time style:data-style-name="N2" text:time-value="17:24:18.7955506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obotik</meta:initial-creator>
    <meta:creation-date>2018-10-30T13:29:37Z</meta:creation-date>
    <dc:date>2019-01-18T18:01:26.783850345</dc:date>
    <meta:editing-cycles>28</meta:editing-cycles>
    <meta:editing-duration>PT1H31M15S</meta:editing-duration>
    <meta:document-statistic meta:table-count="1" meta:cell-count="28" meta:object-count="0"/>
  </office:meta>
</office:document-meta>
</file>